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240000007484FEFDF52165CB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a043"/>
    </style:style>
    <style:style style:name="P2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paragraph-rsid="001ea043" fo:background-color="transparent"/>
    </style:style>
    <style:style style:name="P3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officeooo:rsid="001ea043" officeooo:paragraph-rsid="001ea043" fo:background-color="transparent"/>
    </style:style>
    <style:style style:name="P4" style:family="paragraph" style:parent-style-name="Standard">
      <style:paragraph-properties style:line-height-at-least="0.198in"/>
      <style:text-properties fo:color="#000000" loext:opacity="100%" style:font-name="Droid Sans Mono" fo:font-size="11pt" fo:font-weight="normal" fo:background-color="transparent" style:font-size-asian="11pt" style:font-size-complex="11pt"/>
    </style:style>
    <style:style style:name="P5" style:family="paragraph" style:parent-style-name="Standard">
      <style:paragraph-properties style:line-height-at-least="0.198in"/>
      <style:text-properties fo:color="#000000" loext:opacity="100%" style:font-name="Droid Sans Mono" fo:font-size="11pt" fo:font-weight="normal" fo:background-color="transparent"/>
    </style:style>
    <style:style style:name="P6" style:family="paragraph" style:parent-style-name="Standard">
      <style:text-properties fo:color="#000000" loext:opacity="100%" officeooo:rsid="001ea043" officeooo:paragraph-rsid="001ea043" fo:background-color="transparent"/>
    </style:style>
    <style:style style:name="P7" style:family="paragraph" style:parent-style-name="Standard">
      <style:paragraph-properties style:line-height-at-least="0.198in"/>
      <style:text-properties fo:color="#000000" loext:opacity="100%" fo:font-size="11pt" fo:background-color="transparent" style:font-size-asian="11pt" style:font-size-complex="11pt"/>
    </style:style>
    <style:style style:name="P8" style:family="paragraph" style:parent-style-name="Standard">
      <style:text-properties fo:font-style="italic" fo:font-weight="normal" officeooo:paragraph-rsid="001ea043" style:font-style-asian="italic" style:font-weight-asian="normal" style:font-style-complex="italic" style:font-weight-complex="normal"/>
    </style:style>
    <style:style style:name="T1" style:family="text">
      <style:text-properties officeooo:rsid="001ea043"/>
    </style:style>
    <style:style style:name="T2" style:family="text">
      <style:text-properties fo:color="#c586c0" loext:opacity="100%"/>
    </style:style>
    <style:style style:name="T3" style:family="text">
      <style:text-properties fo:color="#c586c0" loext:opacity="100%" style:font-name="Droid Sans Mono" fo:font-size="10.5pt" fo:font-weight="normal" fo:background-color="#000000" loext:char-shading-value="0"/>
    </style:style>
    <style:style style:name="T4" style:family="text">
      <style:text-properties fo:color="#569cd6" loext:opacity="100%"/>
    </style:style>
    <style:style style:name="T5" style:family="text">
      <style:text-properties fo:color="#569cd6" loext:opacity="100%" style:font-name="Droid Sans Mono" fo:font-size="10.5pt" fo:font-weight="normal" fo:background-color="#000000" loext:char-shading-value="0"/>
    </style:style>
    <style:style style:name="T6" style:family="text">
      <style:text-properties fo:color="#ce9178" loext:opacity="100%"/>
    </style:style>
    <style:style style:name="T7" style:family="text">
      <style:text-properties fo:color="#ce9178" loext:opacity="100%" style:font-name="Droid Sans Mono" fo:font-size="10.5pt" fo:font-weight="normal" fo:background-color="#000000" loext:char-shading-value="0"/>
    </style:style>
    <style:style style:name="T8" style:family="text">
      <style:text-properties fo:color="#dcdcaa" loext:opacity="100%"/>
    </style:style>
    <style:style style:name="T9" style:family="text">
      <style:text-properties fo:color="#d4d4d4" loext:opacity="100%"/>
    </style:style>
    <style:style style:name="T10" style:family="text">
      <style:text-properties fo:color="#b5cea8" loext:opacity="100%"/>
    </style:style>
    <style:style style:name="T11" style:family="text">
      <style:text-properties fo:color="#c9211e" loext:opacity="100%" style:font-name="Droid Sans Mono" fo:font-size="10.5pt" fo:font-weight="normal" fo:background-color="#000000" loext:char-shading-value="0"/>
    </style:style>
    <style:style style:name="T12" style:family="text">
      <style:text-properties style:font-name="Droid Sans Mono" fo:font-size="10.5pt" fo:font-weight="normal"/>
    </style:style>
    <style:style style:name="T13" style:family="text">
      <style:text-properties style:font-name="Droid Sans Mono" fo:font-size="10.5pt" fo:font-weight="normal" fo:background-color="#000000" loext:char-shading-value="0"/>
    </style:style>
    <style:style style:name="T14" style:family="text">
      <style:text-properties style:font-name="Droid Sans Mono" fo:font-weight="normal"/>
    </style:style>
    <style:style style:name="T15" style:family="text">
      <style:text-properties fo:color="#000000" loext:opacity="100%" style:font-name="Droid Sans Mono" fo:font-size="10.5pt" fo:font-weight="normal" fo:background-color="#000000" loext:char-shading-value="0"/>
    </style:style>
    <style:style style:name="T16" style:family="text">
      <style:text-properties fo:color="#000000" loext:opacity="100%" style:font-name="Droid Sans Mono" fo:font-size="10.5pt" fo:font-weight="normal" fo:background-color="transparent" loext:char-shading-value="0"/>
    </style:style>
    <style:style style:name="T17" style:family="text">
      <style:text-properties fo:color="#000000" loext:opacity="100%" style:font-name="Droid Sans Mono" fo:font-size="10.5pt" fo:font-weight="normal" fo:background-color="transparent" loext:char-shading-value="0"/>
    </style:style>
    <style:style style:name="T18" style:family="text">
      <style:text-properties fo:color="#000000" loext:opacity="100%" style:font-name="Droid Sans Mono" fo:font-size="11pt" fo:font-weight="normal" fo:background-color="transparent" loext:char-shading-value="0" style:font-size-asian="11pt" style:font-size-complex="11pt"/>
    </style:style>
    <style:style style:name="T19" style:family="text">
      <style:text-properties fo:color="#000000" loext:opacity="100%" style:font-name="Droid Sans Mono" fo:font-size="10pt" fo:font-weight="normal" fo:background-color="transparent" loext:char-shading-value="0" style:font-size-asian="10pt" style:font-size-complex="10pt"/>
    </style:style>
    <style:style style:name="T20" style:family="text">
      <style:text-properties fo:color="#000000" loext:opacity="100%" style:font-name="Droid Sans Mono" fo:font-size="9pt" fo:font-weight="normal" fo:background-color="transparent" loext:char-shading-value="0" style:font-size-asian="9pt" style:font-size-complex="9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ea043" style:font-weight-asian="bold" style:font-weight-complex="bold"/>
    </style:style>
    <style:style style:name="T23" style:family="text">
      <style:text-properties style:font-size-asian="11pt" style:font-size-complex="11pt"/>
    </style:style>
    <style:style style:name="T24" style:family="text">
      <style:text-properties fo:font-weight="normal" officeooo:rsid="001ea043" style:font-weight-asian="normal" style:font-weight-complex="normal"/>
    </style:style>
    <style:style style:name="T25" style:family="text">
      <style:text-properties fo:font-style="italic" fo:font-weight="normal" officeooo:rsid="001ea043" style:font-style-asian="italic" style:font-weight-asian="normal" style:font-style-complex="italic" style:font-weight-complex="normal"/>
    </style:style>
    <style:style style:name="T26" style:family="text">
      <style:text-properties fo:font-style="normal" fo:font-weight="normal" officeooo:rsid="001ea043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bold" officeooo:rsid="001ea043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2"><text:tab/>NAME : KHUSHI KAVYA<text:line-break/><text:tab/>Roll no. : 102118068 (BS3)</text:span></text:p>
      <text:p text:style-name="P1"><text:span text:style-name="T22"/></text:p>
      <text:p text:style-name="P1"><text:span text:style-name="T22"/></text:p>
      <text:p text:style-name="P1"><text:span text:style-name="T22">1. </text:span><text:span text:style-name="T27">Problem Statement</text:span><text:span text:style-name="T25">: Write a C Program to Scan and Count the number of characters, words, and</text:span></text:p>
      <text:p text:style-name="P8"><text:span text:style-name="T1">lines in a file.</text:span></text:p>
      <text:p text:style-name="P8"><text:span text:style-name="T1">AIM : To Write a C Program to Scan and Count the number of characters, words, and lines in a file.</text:span></text:p>
      <text:p text:style-name="P8"><text:span text:style-name="T1">ALGORITHM :</text:span></text:p>
      <text:p text:style-name="P8"><text:span text:style-name="T1">1. Start</text:span></text:p>
      <text:p text:style-name="P8"><text:span text:style-name="T1">2. Read the input text</text:span></text:p>
      <text:p text:style-name="P8"><text:span text:style-name="T1">3. Initialize the counters for characters, words, lines to zero</text:span></text:p>
      <text:p text:style-name="P8"><text:span text:style-name="T1">4. Scan the characters, words, lines and</text:span></text:p>
      <text:p text:style-name="P8"><text:span text:style-name="T1">5. increment the respective counters</text:span></text:p>
      <text:p text:style-name="P8"><text:span text:style-name="T1">6. Display the counts</text:span></text:p>
      <text:p text:style-name="P8"><text:span text:style-name="T1">Input: Enter the Identifier input string:</text:span></text:p>
      <text:p text:style-name="P8"><text:span text:style-name="T1">This is compiler design class of</text:span></text:p>
      <text:p text:style-name="P8"><text:span text:style-name="T1">CSBS</text:span></text:p>
      <text:p text:style-name="P8"><text:span text:style-name="T1">Output:</text:span></text:p>
      <text:p text:style-name="P8"><text:span text:style-name="T1">Lines: 2</text:span></text:p>
      <text:p text:style-name="P8"><text:span text:style-name="T1">Words: 7</text:span></text:p>
      <text:p text:style-name="P8"><text:span text:style-name="T1">Characters: 31</text:span></text:p>
      <text:p text:style-name="P1"><text:span text:style-name="T22"/></text:p>
      <text:p text:style-name="P1"><text:span text:style-name="T22">Solution :</text:span></text:p>
      <text:p text:style-name="P1"><text:span text:style-name="T1"><text:line-break/></text:span><text:span text:style-name="T18">#include &lt;stdio.h&gt;</text:span></text:p>
      <text:p text:style-name="P4">#include &lt;stdlib.h&gt;</text:p>
      <text:p text:style-name="P4">int main(){</text:p>
      <text:p text:style-name="P4"><text:tab/>char ch;</text:p>
      <text:p text:style-name="P4"><text:tab/>int wordCount,lineCount,charCount;</text:p>
      <text:p text:style-name="P4"><text:tab/>FILE *fi;</text:p>
      <text:p text:style-name="P4"><text:tab/>fi = fopen("input.txt","r");</text:p>
      <text:p text:style-name="P4"><text:tab/>wordCount = lineCount = charCount = 0;</text:p>
      <text:p text:style-name="P4"><text:tab/>while((ch = fgetc(fi)) != EOF){</text:p>
      <text:p text:style-name="P4"><text:tab/><text:tab/>charCount++;</text:p>
      <text:p text:style-name="P4"><text:tab/><text:tab/>if(ch == '\n')</text:p>
      <text:p text:style-name="P4"><text:tab/><text:tab/>lineCount++;</text:p>
      <text:p text:style-name="P7"/>
      <text:p text:style-name="P4"><text:tab/><text:tab/>if(ch == ' ' || ch == '\t' || ch == '\n')</text:p>
      <text:p text:style-name="P4"><text:tab/><text:tab/>wordCount++;</text:p>
      <text:p text:style-name="P4"><text:tab/>}</text:p>
      <text:p text:style-name="P4"><text:tab/>if(charCount &gt; 0){</text:p>
      <text:p text:style-name="P4"><text:tab/>wordCount++;</text:p>
      <text:p text:style-name="P4"><text:tab/>lineCount++;</text:p>
      <text:p text:style-name="P7"><text:span text:style-name="T14"><text:tab/>}</text:span></text:p>
      <text:p text:style-name="P4"><text:tab/>printf("Total characters = %d\n",charCount);</text:p>
      <text:p text:style-name="P4"><text:tab/>printf("Total words = %d\n",wordCount);</text:p>
      <text:p text:style-name="P4"><text:tab/>printf("Total lines = %d\n",lineCount);</text:p>
      <text:p text:style-name="P4"><text:tab/>fclose(fi);</text:p>
      <text:p text:style-name="P4"><text:tab/>return 0;</text:p>
      <text:p text:style-name="P5"><text:span text:style-name="T23">}</text:span></text:p>
      <text:p text:style-name="P2"><text:span text:style-name="T22"/></text:p>
      <text:p text:style-name="P2"><text:soft-page-break/><text:span text:style-name="T22"/></text:p>
      <text:p text:style-name="P2"><text:span text:style-name="T22"/></text:p>
      <text:p text:style-name="P2"><text:span text:style-name="T22">Output :</text:span><text:span text:style-name="T1"> </text:span></text:p>
      <text:p text:style-name="P2"/>
      <text:p text:style-name="P3"><text:line-break/><text:line-break/><draw:frame draw:style-name="fr1" draw:name="Image1" text:anchor-type="char" svg:width="7.6173in" svg:height="1.1618in" draw:z-index="0"><draw:image xlink:href="Pictures/10000001000005240000007484FEFDF52165CB48.png" xlink:type="simple" xlink:show="embed" xlink:actuate="onLoad" draw:mime-type="image/png"/></draw:frame></text:p>
      <text:p text:style-name="P6"><text:span text:style-name="T1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4374in" fo:margin-right="0.455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1T10:36:58.688557173</meta:creation-date>
    <dc:date>2023-08-11T10:45:19.398193389</dc:date>
    <meta:editing-duration>PT8M21S</meta:editing-duration>
    <meta:editing-cycles>1</meta:editing-cycles>
    <meta:document-statistic meta:table-count="0" meta:image-count="1" meta:object-count="0" meta:page-count="2" meta:paragraph-count="46" meta:word-count="178" meta:character-count="1093" meta:non-whitespace-character-count="928"/>
    <meta:generator>LibreOffice/7.3.7.2$Linux_X86_64 LibreOffice_project/30$Build-2</meta:generator>
  </office:meta>
</office:document-meta>
</file>